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0a5d64" officeooo:paragraph-rsid="000a5d64" fo:background-color="#fff200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085eae"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1"><text:bookmark text:name="_g28kdv9d2w20"/></text:p>
      <text:p text:style-name="P5"><text:bookmark text:name="_jdx1xnuqcxvn"/>Answer:hello</text:p>
      <text:p text:style-name="P1"><text:bookmark text:name="_yokr6g66rwwt"/>2. What is Proper order of access modifier</text:p>
      <text:p text:style-name="P2"><text:bookmark text:name="_ag7kgxv5a8hk"/>a) private default protected public</text:p>
      <text:p text:style-name="P7"><text:bookmark text:name="_3je3ppyuf7r1"/>b) default private protected public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7"><text:bookmark text:name="_y17p8rtg9d4d"/>A Autoboxing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7"><text:bookmark text:name="_ovwnt0ux6uav"/>A. test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 Compilation fails because of an error in line 4.</text:p>
      <text:p text:style-name="P2"><text:bookmark text:name="_94uu8nj30h5m"/>F. Compilation fails because of an error in line 5.</text:p>
      <text:p text:style-name="P2"><text:bookmark text:name="_jyccg1h240aq"/><text:soft-page-break/>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7"><text:bookmark text:name="_7nr5qcbgl17d"/>a)In the loop</text:p>
      <text:p text:style-name="P7"><text:bookmark text:name="_6nfvzp4516e7"/>In the loop</text:p>
      <text:p text:style-name="P2"><text:bookmark text:name="_pal08r8au7hr"/>b)In the loop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2"><text:bookmark text:name="_m17wvmunsy0t"/>a)[A=1, b=2, c=3]</text:p>
      <text:p text:style-name="P7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7"><text:bookmark text:name="_mykvilsfmtwc"/>a)LinkedHashSet</text:p>
      <text:p text:style-name="P2"><text:bookmark text:name="_upsfgrih7c6j"/>b)TreeSet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type</text:p>
      <text:p text:style-name="P2"><text:bookmark text:name="_ukkeek5modk"/>(c) By invoking the method getValue(...), and cast the result to the desired Java type.</text:p>
      <text:p text:style-name="P7"><text:bookmark text:name="_iev4bq4csje"/>(d) By invoking the special getter methods on the ResultSet: getString(...), getBoolean (...),</text:p>
      <text:p text:style-name="P7"><text:bookmark text:name="_a3hu7n5xfkil"/>getClob(...),...</text:p>
      <text:p text:style-name="P2"><text:bookmark text:name="_9on0wtjwxhv0"/><text:soft-page-break/>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7"><text:bookmark text:name="_loxm0w5fu2cx"/>a) 100 John</text:p>
      <text:p text:style-name="P7"><text:bookmark text:name="_box5hs9fotl4"/>101 Paul</text:p>
      <text:p text:style-name="P7"><text:bookmark text:name="_g3iemzscbp4z"/>102 George</text:p>
      <text:p text:style-name="P7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101 Paul</text:p>
      <text:p text:style-name="P2"><text:bookmark text:name="_chsudwruordm"/><text:soft-page-break/>100 John</text:p>
      <text:p text:style-name="P2"><text:bookmark text:name="_q59975624jvk"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7"><text:bookmark text:name="_nrm82p7hspr0"/>a)100 John</text:p>
      <text:p text:style-name="P7"><text:bookmark text:name="_mp2g1txzfwri"/>101 George</text:p>
      <text:p text:style-name="P7"><text:bookmark text:name="_xvwa5853qd3v"/>102 Paul</text:p>
      <text:p text:style-name="P7"><text:bookmark text:name="_lsijzmlf3l5o"/><text:soft-page-break/>103 Ringo</text:p>
      <text:p text:style-name="P2"><text:bookmark text:name="_51xfj0uq6qos"/>b)a) 100 John</text:p>
      <text:p text:style-name="P2"><text:bookmark text:name="_q4m20qa1ve8m"/>101 Paul</text:p>
      <text:p text:style-name="P2"><text:bookmark text:name="_lc80pebai2rj"/>102 George</text:p>
      <text:p text:style-name="P2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2"><text:bookmark text:name="_st6z0ptfrv4t"/>A. [1, 2, 3, 5]</text:p>
      <text:p text:style-name="P2"><text:bookmark text:name="_3ch1q4srocfw"/>B. [2, 1, 3, 5]</text:p>
      <text:p text:style-name="P7"><text:bookmark text:name="_ftjrkqey0ze1"/>C. [2, 5, 3, 1]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2"><text:bookmark text:name="_6dvzy9e78x8l"/>A. Raccoon is-a Mammal.</text:p>
      <text:p text:style-name="P2"><text:bookmark text:name="_qcvl6ygn7o7n"/>B. Raccoon has-a Mammal.</text:p>
      <text:p text:style-name="P2"><text:bookmark text:name="_g1kcau3lb0te"/>C. <text:span text:style-name="T3">BabyRaccoon is-a Mammal.</text:span></text:p>
      <text:p text:style-name="P2"><text:bookmark text:name="_n4eo1ffeytdb"/>D. BabyRaccoon is-a Raccoon.</text:p>
      <text:p text:style-name="P2"><text:bookmark text:name="_wgqw2kp02hu6"/>E. BabyRaccoon has-a Mammal.</text:p>
      <text:p text:style-name="P2"><text:bookmark text:name="_tr1k42u48ka"/>F. BabyRaccoon is-a BabyRaccoon.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<text:soft-page-break/>a Dog"?</text:p>
      <text:p text:style-name="P2"><text:bookmark text:name="_rdgb08i3tnxf"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7"><text:bookmark text:name="_dijq30q2pwv0"/>D. class Man { private Dog bestFriend; }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2"><text:bookmark text:name="_npx8gwbc1i2p"/>A. Afoo Afoo</text:p>
      <text:p text:style-name="P2"><text:bookmark text:name="_9foqgj6uu6v8"/><text:soft-page-break/>B. <text:span text:style-name="T3">Afoo Bfoo</text:span></text:p>
      <text:p text:style-name="P2"><text:bookmark text:name="_ort1ywgwu22t"/>C. Bfoo Afoo</text:p>
      <text:p text:style-name="P2"><text:bookmark text:name="_ej4xukl3rhpy"/>D. Bfoo Bfoo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7"><text:bookmark text:name="_b7k5s7198hv4"/>E. df = DateFormat.getInstance();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<text:soft-page-break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2"><text:bookmark text:name="_owttfid18oxf"/>D. f<text:span text:style-name="T3">oobarfoobarfoo</text:span>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<text:soft-page-break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2"><text:bookmark text:name="_51uzkksodyem"/>B. <text:span text:style-name="T3">Low cohesion</text:span><text:span text:style-name="T4">­</text:span></text:p>
      <text:p text:style-name="P2"><text:bookmark text:name="_pm1m7h6abrms"/>C. <text:span text:style-name="T3">Tight coupling</text:span>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<text:soft-page-break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2"><text:bookmark text:name="_btmh5uw68t0e"/>A. <text:span text:style-name="T3">Looser coupling</text:span></text:p>
      <text:p text:style-name="P2"><text:bookmark text:name="_o9bmcj6fvfyw"/>B. Tighter coupling</text:p>
      <text:p text:style-name="P2"><text:bookmark text:name="_bga78tnrx2y0"/>C. Lower cohesion</text:p>
      <text:p text:style-name="P2"><text:bookmark text:name="_6q1c1il5u7ek"/>D. <text:span text:style-name="T3">Higher cohesion</text:span></text:p>
      <text:p text:style-name="P2"><text:bookmark text:name="_jok44an3kw24"/>E. Weaker encapsulation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B. Low cohesion</text:p>
      <text:p text:style-name="P2"><text:bookmark text:name="_k1e9x3c0omkv"/><text:soft-page-break/>C. High cohesion</text:p>
      <text:p text:style-name="P2"><text:bookmark text:name="_3hb6lcnb9pg8"/>D. Loose coupling</text:p>
      <text:p text:style-name="P2"><text:bookmark text:name="_q0mtx1b2tn6r"/>E. <text:span text:style-name="T3">Weak encapsulation</text:span>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2"><text:bookmark text:name="_3tl2rz8jezso"/>D.<text:span text:style-name="T3"> java.util.LinkedList</text:span>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<text:soft-page-break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2"><text:bookmark text:name="_e9jr00c7kbr1"/>d) <text:span text:style-name="T3">Any random order</text:span></text:p>
      <text:p text:style-name="P2"><text:bookmark text:name="_n51ijufp9h37"/>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7"><text:bookmark text:name="_gsow74i2xbyc"/>b) read()</text:p>
      <text:p text:style-name="P2"><text:bookmark text:name="_tvln0z27h9r9"/>c) scan()</text:p>
      <text:p text:style-name="P2"><text:bookmark text:name="_gxzm8t1fpri8"/><text:soft-page-break/>d) readFileInput()</text:p>
      <text:p text:style-name="P2"><text:bookmark text:name="_dnf440xa7se0"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<text:soft-page-break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7"><text:bookmark text:name="_iy5olw512e06"/>C) instance of C</text:p>
      <text:p text:style-name="P7"><text:bookmark text:name="_j3uyu2uey07d"/>D) instance of C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<text:soft-page-break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2"><text:bookmark text:name="_kghlgwdahfkv"/>D) <text:span text:style-name="T3">ClassCastException thrown at runtime</text:span>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<text:soft-page-break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2"><text:bookmark text:name="_o2pled1h6d23"/>B) <text:span text:style-name="T3">animal bark</text:span></text:p>
      <text:p text:style-name="P2"><text:bookmark text:name="_cdimm9mz0w09"/>C) dog bark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1T23:02:47.140644490</dc:date>
    <meta:editing-duration>PT4M43S</meta:editing-duration>
    <meta:editing-cycles>1</meta:editing-cycles>
    <meta:document-statistic meta:table-count="0" meta:image-count="0" meta:object-count="0" meta:page-count="19" meta:paragraph-count="360" meta:word-count="1446" meta:character-count="8797" meta:non-whitespace-character-count="7711"/>
  </office:meta>
</office:document-meta>
</file>